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style:font-size-asian="14pt" style:font-size-complex="14pt" fo:background-color="#ffff00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justify" style:justify-single-word="false"/>
      <style:text-properties fo:color="#ff0000" fo:font-size="14pt" style:font-size-asian="14pt" style:font-size-complex="14pt"/>
    </style:style>
    <style:style style:name="P10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</style:style>
    <style:style style:name="P11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</style:style>
    <style:style style:name="P12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fo:background-color="#ffff00"/>
    </style:style>
    <style:style style:name="P13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  <style:style style:name="T5" style:family="text">
      <style:text-properties fo:font-size="14pt" style:font-size-asian="14pt" style:font-size-complex="14pt" style:font-style-complex="italic"/>
    </style:style>
    <style:style style:name="T6" style:family="text">
      <style:text-properties fo:font-size="14pt" fo:font-style="italic" style:font-size-asian="14pt" style:font-style-asian="italic" style:font-size-complex="14pt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8" style:family="text">
      <style:text-properties fo:text-transform="uppercase" fo:font-size="14pt" style:font-size-asian="14pt" style:font-size-complex="14pt"/>
    </style:style>
    <style:style style:name="T9" style:family="text">
      <style:text-properties fo:color="#ff0000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ПРОТОКОЛ ___</text:span></text:p>
      <text:p text:style-name="P1"><text:span text:style-name="T3">заседания диссертационного совета ПДС _________ РУДН</text:span></text:p>
      <text:p text:style-name="P4"/>
      <text:p text:style-name="P8"><text:span text:style-name="T3">____________ 20___ г.</text:span></text:p>
      <text:p text:style-name="P5"/>
      <text:p text:style-name="P1"><text:span text:style-name="T4">ПРИСУТСТВОВАЛИ:</text:span><text:span text:style-name="T2"> </text:span><text:span text:style-name="T3">___ из _____ членов диссертационного совета: </text:span></text:p>
      <text:p text:style-name="P1"><text:span text:style-name="T3">д.м.н. Иванов И.И., д.м.н. Петров И.И. и т.д.</text:span></text:p>
      <text:p text:style-name="P3"><text:s/></text:p>
      <text:p text:style-name="P3"/>
      <text:p text:style-name="Standard"><text:span text:style-name="T3">ПРЕДСЕДАТЕЛЬСТВУЮЩИЙ: ФИО – председатель(заместитель) диссертационного совета</text:span></text:p>
      <text:p text:style-name="Standard"><text:span text:style-name="T3">СЕКРЕТАРЬ: ФИО - ученый секретарь диссертационного совета</text:span></text:p>
      <text:p text:style-name="Standard"><text:span text:style-name="T3">ПОВЕСТКА ДНЯ: принятие диссертации (ФИО, тема, специальность) к предварительному рассмотрению; назначение экспертной комиссии.</text:span></text:p>
      <text:p text:style-name="P6"/>
      <text:p text:style-name="P1"><text:span text:style-name="T4">СЛУШАЛИ</text:span><text:span text:style-name="T8">: </text:span></text:p>
      <text:p text:style-name="P1"><text:span text:style-name="T3">- председательствующего с информацией о представленной диссертации;</text:span></text:p>
      <text:p text:style-name="Standard"><text:span text:style-name="T3">- сообщение ученого секретаря диссертационного совета о документах, имеющихся в аттестационном деле соискателя;</text:span></text:p>
      <text:p text:style-name="P7">- рассылка диссертации членам диссертационного совета с почты Управления делами РУДН (дата рассылки)</text:p>
      <text:p text:style-name="P3">ПОСТАНОВИЛИ:</text:p>
      <text:p text:style-name="Standard"><text:span text:style-name="T3">По результатам открытого голосования членов диссертационного совета </text:span></text:p>
      <text:p text:style-name="Standard"><text:span text:style-name="T3">(единогласно): </text:span></text:p>
      <text:p text:style-name="Standard"><text:span text:style-name="T3">- считать, что представленные соискателем документы по своему содержанию и оформлению соответствуют установленным требованиям;</text:span></text:p>
      <text:p text:style-name="P2"><text:span text:style-name="T3">- принять диссертацию к предварительному рассмотрению;</text:span></text:p>
      <text:p text:style-name="P2"><text:span text:style-name="T3">- назначить экспертную комиссию для рассмотрения диссертации в составе:</text:span></text:p>
      <text:p text:style-name="P2"><text:span text:style-name="T3"><text:tab/>председатель - (</text:span><text:span text:style-name="T5">член диссертационного совета),</text:span><text:span text:style-name="T3"> <text:tab/>члены комиссии: </text:span></text:p>
      <text:p text:style-name="P2"><text:span text:style-name="T3">(ФИО, ученая степень, ученое звание, должность, место работы);</text:span></text:p>
      <text:p text:style-name="P2"><text:soft-page-break/><text:span text:style-name="T3">- экспертной комиссии подготовить заключение о возможности или невозможности принятия рассмотренной диссертации к защите; </text:span></text:p>
      <text:p text:style-name="P2"><text:span text:style-name="T3">- назначить дату заседания диссертационного совета по приему представленной диссертации к защите не позднее чем через четыре месяца со дня принятия ее к предварительному рассмотрению.</text:span><text:span text:style-name="T9"> <text:s/></text:span></text:p>
      <text:p text:style-name="P9"/>
      <text:p text:style-name="P9"/>
      <text:p text:style-name="P1"><text:span text:style-name="T3">Председательствующий на заседании:<text:tab/> <text:s text:c="45"/>ФИО</text:span></text:p>
      <text:p text:style-name="P11"><text:span text:style-name="T3">Ученый секретарь диссертационного совета<text:tab/> <text:s text:c="35"/>ФИО</text:span></text:p>
      <text:p text:style-name="P12">Не позднее 3-х рабочих дней со дня принятия диссертации к предварительному рассмотрению, скан протокола (с подписями и печатью) должен быть направлен в ДАНК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none" fo:country="non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size-complex="10pt"/>
    </style:style>
    <style:style style:name="_20_Знак" style:display-name="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Zver</meta:initial-creator>
    <meta:creation-date>2019-11-29T16:27:00</meta:creation-date>
    <dc:creator>m.anisenko</dc:creator>
    <dc:date>2025-03-25T13:35:00</dc:date>
    <meta:print-date>2017-12-14T20:26:00</meta:print-date>
    <meta:editing-cycles>8</meta:editing-cycles>
    <meta:editing-duration>PT28M</meta:editing-duration>
    <meta:document-statistic meta:table-count="0" meta:image-count="0" meta:object-count="0" meta:page-count="2" meta:paragraph-count="26" meta:word-count="209" meta:character-count="1840" meta:non-whitespace-character-count="1562"/>
    <meta:generator>LibreOffice/6.0.7.3$Linux_X86_64 LibreOffice_project/dc89aa7a9eabfd848af146d5086077aeed2ae4a5</meta:generator>
  </office:meta>
</office:document-meta>
</file>